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f4c" officeooo:paragraph-rsid="000b7f4c"/>
    </style:style>
    <style:style style:name="T1" style:family="text">
      <style:text-properties officeooo:rsid="000b7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Find 0 sum in subarray</text:span></text:p>
      <text:p text:style-name="Standard"/>
      <text:p text:style-name="Standard"/>
      <text:p text:style-name="Standard">#include &lt;iostream&gt;</text:p>
      <text:p text:style-name="Standard">using namespace std;</text:p>
      <text:p text:style-name="Standard"><text:s/></text:p>
      <text:p text:style-name="Standard">bool subArrayExists(int arr[], int n)</text:p>
      <text:p text:style-name="Standard">{</text:p>
      <text:p text:style-name="Standard"><text:s text:c="4"/>for (int i = 0; i &lt; n; i++) {</text:p>
      <text:p text:style-name="Standard"><text:s text:c="8"/>int sum = arr[i];</text:p>
      <text:p text:style-name="Standard"><text:s text:c="8"/>if (sum == 0)</text:p>
      <text:p text:style-name="Standard"><text:s text:c="12"/>return true;</text:p>
      <text:p text:style-name="Standard"><text:s text:c="8"/>for (int j = i + 1; j &lt; n; j++) {</text:p>
      <text:p text:style-name="Standard"><text:s text:c="11"/></text:p>
      <text:p text:style-name="Standard"><text:s text:c="12"/>// we are finding the sum till jth index</text:p>
      <text:p text:style-name="Standard"><text:s text:c="12"/>// starting from ith index</text:p>
      <text:p text:style-name="Standard"><text:s text:c="12"/>sum += arr[j];</text:p>
      <text:p text:style-name="Standard"><text:s text:c="12"/>if (sum == 0)</text:p>
      <text:p text:style-name="Standard"><text:s text:c="16"/>return true;</text:p>
      <text:p text:style-name="Standard"><text:s text:c="8"/>}</text:p>
      <text:p text:style-name="Standard"><text:s text:c="4"/>}</text:p>
      <text:p text:style-name="Standard"><text:s text:c="4"/>return false;</text:p>
      <text:p text:style-name="Standard">}</text:p>
      <text:p text:style-name="Standard">int main()</text:p>
      <text:p text:style-name="Standard">{</text:p>
      <text:p text:style-name="Standard"><text:s text:c="4"/>int arr[] = { 1, -3, 4, 2, -3, 1, 6 };</text:p>
      <text:p text:style-name="Standard"><text:s text:c="4"/>int N = sizeof(arr) / sizeof(arr[0]);</text:p>
      <text:p text:style-name="Standard"><text:s text:c="4"/>if (subArrayExists(arr, N))</text:p>
      <text:p text:style-name="Standard"><text:s text:c="8"/>cout &lt;&lt; "Found a subarray with 0 sum";</text:p>
      <text:p text:style-name="Standard"><text:s text:c="4"/>else</text:p>
      <text:p text:style-name="Standard"><text:s text:c="8"/>cout &lt;&lt; "No Such Sub Array Exists!";</text:p>
      <text:p text:style-name="Standard"><text:s text:c="4"/>return 0;</text:p>
      <text:p text:style-name="Standard">}</text:p>
      <text:p text:style-name="Standard"><text:s/></text:p>
      <text:p text:style-name="P1">Output:: found a subarray with 0 su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2:01:52.612122539</meta:creation-date>
    <dc:date>2024-05-16T12:03:13.527306122</dc:date>
    <meta:editing-duration>PT1M21S</meta:editing-duration>
    <meta:editing-cycles>1</meta:editing-cycles>
    <meta:document-statistic meta:table-count="0" meta:image-count="0" meta:object-count="0" meta:page-count="1" meta:paragraph-count="33" meta:word-count="127" meta:character-count="734" meta:non-whitespace-character-count="468"/>
    <meta:generator>LibreOffice/7.3.7.2$Linux_X86_64 LibreOffice_project/30$Build-2</meta:generator>
  </office:meta>
</office:document-meta>
</file>